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9cm" fo:min-width="2.964cm"/>
    </style:style>
    <style:style style:name="gr2" style:family="graphic" style:parent-style-name="standard">
      <style:graphic-properties draw:textarea-horizontal-align="justify" draw:textarea-vertical-align="middle" draw:auto-grow-height="false" fo:min-height="0.889cm" fo:min-width="2.96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446cm" fo:min-width="2.19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44cm" fo:min-width="2.195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5cm" fo:min-width="1.8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4cm" fo:min-width="5.78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412cm" fo:min-width="1.726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2.411cm" fo:min-width="1.7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6.05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9cm" fo:min-width="2.965cm"/>
    </style:style>
    <style:style style:name="gr14" style:family="graphic" style:parent-style-name="standard">
      <style:graphic-properties draw:textarea-horizontal-align="justify" draw:textarea-vertical-align="middle" draw:auto-grow-height="false" fo:min-height="0.89cm" fo:min-width="2.1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3.9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4cm" fo:min-width="1.9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1.9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1.90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4cm" fo:min-width="1.9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1.90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127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12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4cm" fo:min-width="1.833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054cm"/>
      <style:paragraph-properties style:writing-mode="lr-tb"/>
    </style:style>
    <style:style style:name="gr27" style:family="graphic" style:parent-style-name="objectwithoutfill">
      <style:graphic-properties draw:fill="solid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086cm" fo:min-width="0cm"/>
    </style:style>
    <style:style style:name="gr29" style:family="graphic" style:parent-style-name="standard">
      <style:graphic-properties draw:stroke="none" svg:stroke-color="#000000" draw:fill="none" draw:fill-color="#ffffff" fo:min-height="1.36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43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6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43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602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298cm" fo:min-width="1.04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7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938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127622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color="#12762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64cm" svg:height="1.139cm" svg:x="7.719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464cm" svg:height="1.139cm" svg:x="17.644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.464cm" svg:height="1.139cm" svg:x="7.719cm" svg:y="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3.463cm" svg:height="1.139cm" svg:x="17.851cm" svg:y="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3.463cm" svg:height="1.139cm" draw:transform="rotate (1.5707963267949) translate (14.061cm 8.1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719cm" svg:y1="2.458cm" svg:x2="4.299cm" svg:y2="4.663cm" draw:start-shape="id1" draw:start-glue-point="3" draw:end-shape="id2" draw:end-glue-point="4" svg:d="M7719 2458h-3420v2205" svg:viewBox="0 0 3421 2206">
          <text:p/>
        </draw:connector>
        <draw:connector draw:style-name="gr3" draw:text-style-name="P1" draw:layer="layout" svg:x1="4.299cm" svg:y1="8.475cm" svg:x2="7.719cm" svg:y2="10.523cm" draw:start-shape="id2" draw:start-glue-point="8" draw:end-shape="id3" draw:end-glue-point="3" svg:d="M4299 8475v2048h3420" svg:viewBox="0 0 3421 2049">
          <text:p/>
        </draw:connector>
        <draw:connector draw:style-name="gr3" draw:text-style-name="P1" draw:layer="layout" draw:line-skew="1.015cm" svg:x1="24.035cm" svg:y1="16.595cm" svg:x2="14.612cm" svg:y2="17.484cm" draw:start-shape="id4" draw:start-glue-point="2" draw:end-shape="id5" draw:end-glue-point="6" svg:d="M24035 16595v2405h-9423v-1516" svg:viewBox="0 0 9424 2406">
          <text:p/>
        </draw:connector>
        <draw:connector draw:style-name="gr3" draw:text-style-name="P1" draw:layer="layout" svg:x1="11.183cm" svg:y1="10.523cm" svg:x2="17.851cm" svg:y2="10.523cm" draw:start-shape="id3" draw:start-glue-point="1" draw:end-shape="id6" draw:end-glue-point="3" svg:d="M11183 10523h6668" svg:viewBox="0 0 6669 1">
          <text:p/>
        </draw:connector>
        <draw:connector draw:style-name="gr3" draw:text-style-name="P1" draw:layer="layout" svg:x1="14.63cm" svg:y1="8.124cm" svg:x2="17.851cm" svg:y2="10.523cm" draw:start-shape="id7" draw:start-glue-point="3" draw:end-shape="id6" draw:end-glue-point="3" svg:d="M14630 8124v2399h3221" svg:viewBox="0 0 3222 2400">
          <text:p/>
        </draw:connector>
        <draw:connector draw:style-name="gr3" draw:text-style-name="P1" draw:layer="layout" svg:x1="17.644cm" svg:y1="2.458cm" svg:x2="14.63cm" svg:y2="4.661cm" draw:start-shape="id8" draw:start-glue-point="3" draw:end-shape="id7" draw:end-glue-point="1" svg:d="M17644 2458h-3014v2203" svg:viewBox="0 0 3015 2204">
          <text:p/>
        </draw:connector>
        <draw:custom-shape draw:style-name="gr4" draw:text-style-name="P2" xml:id="id2" draw:id="id2" draw:layer="layout" svg:width="3.809cm" svg:height="3.812cm" svg:x="2.394cm" svg:y="4.66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3.809cm" svg:height="3.81cm" svg:x="22.131cm" svg:y="12.78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036cm" svg:y1="15.965cm" svg:x2="24.036cm" svg:y2="13.349cm">
            <text:p/>
          </draw:line>
        </draw:g>
        <draw:frame draw:style-name="gr7" draw:text-style-name="P4" draw:layer="layout" svg:width="2.332cm" svg:height="2.305cm" svg:x="0.868cm" svg:y="5.7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6.289cm" svg:height="2.304cm" svg:x="25.411cm" svg:y="7.275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4.451cm" svg:height="5.323cm" svg:x="21.782cm" svg:y="3.8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24.003cm" svg:y1="5.358cm" svg:x2="24.003cm" svg:y2="7.974cm">
            <text:p/>
          </draw:line>
        </draw:g>
        <draw:custom-shape draw:style-name="gr11" draw:text-style-name="P6" xml:id="id5" draw:id="id5" draw:layer="layout" svg:width="4.452cm" svg:height="5.321cm" svg:x="12.386cm" svg:y="12.16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6.552cm" svg:height="2.303cm" svg:x="15.323cm" svg:y="16.63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7" draw:layer="layout" svg:x1="11.183cm" svg:y1="10.523cm" svg:x2="14.612cm" svg:y2="12.163cm" draw:start-shape="id3" draw:start-glue-point="1" draw:end-shape="id5" draw:end-glue-point="4" svg:d="M11183 10523h3429v1640" svg:viewBox="0 0 3430 1641">
          <text:p/>
        </draw:connector>
        <draw:connector draw:style-name="gr3" draw:text-style-name="P7" draw:layer="layout" svg:x1="11.183cm" svg:y1="2.458cm" svg:x2="14.63cm" svg:y2="4.661cm" draw:start-shape="id1" draw:start-glue-point="1" draw:end-shape="id7" draw:end-glue-point="1" svg:d="M11183 2458h3447v2203" svg:viewBox="0 0 3448 2204">
          <text:p/>
        </draw:connector>
        <draw:connector draw:style-name="gr3" draw:text-style-name="P7" draw:layer="layout" svg:x1="21.314cm" svg:y1="10.523cm" svg:x2="24.035cm" svg:y2="12.785cm" draw:start-shape="id6" draw:start-glue-point="1" draw:end-shape="id4" draw:end-glue-point="0" svg:d="M21314 10523h2721v2262" svg:viewBox="0 0 2722 2263">
          <text:p/>
        </draw:connector>
        <draw:connector draw:style-name="gr3" draw:text-style-name="P7" draw:layer="layout" svg:x1="21.108cm" svg:y1="2.458cm" svg:x2="24.007cm" svg:y2="3.812cm" draw:start-shape="id8" draw:start-glue-point="1" draw:end-shape="id9" draw:end-glue-point="0" svg:d="M21108 2458h2899v1354" svg:viewBox="0 0 2900 1355">
          <text:p/>
        </draw:connector>
        <draw:connector draw:style-name="gr3" draw:text-style-name="P7" draw:layer="layout" svg:x1="24.007cm" svg:y1="9.135cm" svg:x2="24.035cm" svg:y2="12.785cm" draw:start-shape="id9" draw:start-glue-point="2" draw:end-shape="id4" draw:end-glue-point="0" svg:d="M24007 9135v1825h28v1825" svg:viewBox="0 0 29 3651">
          <text:p/>
        </draw:connector>
        <draw:custom-shape draw:style-name="gr13" draw:text-style-name="P1" xml:id="id10" draw:id="id10" draw:layer="layout" svg:width="3.465cm" svg:height="1.14cm" svg:x="7.751cm" svg:y="18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2.694cm" svg:height="1.14cm" draw:transform="rotate (1.5707963267949) translate (3.665cm 18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svg:x1="11.216cm" svg:y1="19.036cm" svg:x2="14.612cm" svg:y2="17.484cm" draw:start-shape="id10" draw:start-glue-point="1" draw:end-shape="id5" draw:end-glue-point="6" svg:d="M11216 19036h3396v-1552" svg:viewBox="0 0 3397 1553">
          <text:p/>
        </draw:connector>
        <draw:connector draw:style-name="gr3" draw:text-style-name="P7" draw:layer="layout" svg:x1="4.235cm" svg:y1="15.356cm" svg:x2="7.719cm" svg:y2="10.523cm" draw:start-shape="id11" draw:start-glue-point="1" draw:end-shape="id3" draw:end-glue-point="3" svg:d="M4235 15356v-4833h3484" svg:viewBox="0 0 3485 4834">
          <text:p/>
        </draw:connector>
        <draw:connector draw:style-name="gr3" draw:text-style-name="P7" draw:layer="layout" svg:x1="4.235cm" svg:y1="18.05cm" svg:x2="7.751cm" svg:y2="19.036cm" draw:start-shape="id11" draw:start-glue-point="3" draw:end-shape="id10" draw:end-glue-point="3" svg:d="M4235 18050v986h3516" svg:viewBox="0 0 3517 987">
          <text:p/>
        </draw:connector>
        <draw:frame draw:style-name="gr15" draw:text-style-name="P5" draw:layer="layout" svg:width="4.468cm" svg:height="2.303cm" svg:x="26.031cm" svg:y="15.34cm">
          <draw:text-box>
            <text:p><text:span text:style-name="T3">I</text:span><text:span text:style-name="T4">d</text:span></text:p>
          </draw:text-box>
        </draw:frame>
        <draw:frame draw:style-name="gr16" draw:text-style-name="P8" draw:layer="layout" svg:width="2.404cm" svg:height="2.304cm" svg:x="8.477cm" svg:y="3.028cm">
          <draw:text-box>
            <text:p>R<text:span text:style-name="T7">1</text:span></text:p>
          </draw:text-box>
        </draw:frame>
        <draw:frame draw:style-name="gr17" draw:text-style-name="P8" draw:layer="layout" svg:width="2.402cm" svg:height="2.303cm" svg:x="8.43cm" svg:y="19.571cm">
          <draw:text-box>
            <text:p>R<text:span text:style-name="T7">7</text:span></text:p>
          </draw:text-box>
        </draw:frame>
        <draw:frame draw:style-name="gr17" draw:text-style-name="P8" draw:layer="layout" svg:width="2.402cm" svg:height="2.303cm" svg:x="18.502cm" svg:y="11.093cm">
          <draw:text-box>
            <text:p>R<text:span text:style-name="T7">5</text:span></text:p>
          </draw:text-box>
        </draw:frame>
        <draw:frame draw:style-name="gr18" draw:text-style-name="P8" draw:layer="layout" svg:width="2.405cm" svg:height="2.303cm" svg:x="8.331cm" svg:y="11.093cm">
          <draw:text-box>
            <text:p>R<text:span text:style-name="T7">4</text:span></text:p>
          </draw:text-box>
        </draw:frame>
        <draw:frame draw:style-name="gr19" draw:text-style-name="P8" draw:layer="layout" svg:width="2.404cm" svg:height="2.303cm" svg:x="15.3cm" svg:y="5.9cm">
          <draw:text-box>
            <text:p>R<text:span text:style-name="T7">3</text:span></text:p>
          </draw:text-box>
        </draw:frame>
        <draw:frame draw:style-name="gr20" draw:text-style-name="P8" draw:layer="layout" svg:width="2.403cm" svg:height="2.304cm" svg:x="18.305cm" svg:y="3.028cm">
          <draw:text-box>
            <text:p>R<text:span text:style-name="T7">2</text:span></text:p>
          </draw:text-box>
        </draw:frame>
        <draw:frame draw:style-name="gr21" draw:text-style-name="P8" draw:layer="layout" svg:width="2.402cm" svg:height="2.302cm" svg:x="2.198cm" svg:y="16.398cm">
          <draw:text-box>
            <text:p>R<text:span text:style-name="T7">6</text:span></text:p>
          </draw:text-box>
        </draw:frame>
        <draw:custom-shape draw:style-name="gr22" draw:text-style-name="P7" draw:layer="layout" svg:width="0.482cm" svg:height="0.533cm" svg:x="14.353cm" svg:y="10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85cm" svg:height="0.534cm" svg:x="23.748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84cm" svg:height="0.534cm" svg:x="14.354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84cm" svg:height="0.534cm" svg:x="14.354cm" svg:y="2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84cm" svg:height="0.534cm" svg:x="4.015cm" svg:y="10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2.333cm" svg:height="5.244cm" svg:x="12.4cm" svg:y="4.856cm">
          <draw:text-box>
            <text:p>+</text:p>
            <text:p>V<text:span text:style-name="T7">b</text:span></text:p>
            <text:p>-</text:p>
          </draw:text-box>
        </draw:frame>
        <draw:line draw:style-name="gr25" draw:text-style-name="P9" draw:layer="layout" svg:x1="5.622cm" svg:y1="12.933cm" svg:x2="5.622cm" svg:y2="16.835cm">
          <text:p/>
        </draw:line>
        <draw:frame draw:style-name="gr26" draw:text-style-name="P10" draw:layer="layout" svg:width="1.793cm" svg:height="2.304cm" svg:x="5.807cm" svg:y="14cm">
          <draw:text-box>
            <text:p><text:span text:style-name="T5">I</text:span><text:span text:style-name="T6">c</text:span></text:p>
          </draw:text-box>
        </draw:frame>
        <draw:custom-shape draw:style-name="gr23" draw:text-style-name="P7" draw:layer="layout" svg:width="0.486cm" svg:height="0.534cm" svg:x="23.701cm" svg:y="2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85cm" svg:height="0.534cm" svg:x="4.023cm" svg:y="2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85cm" svg:height="0.534cm" svg:x="4.023cm" svg:y="18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1" draw:layer="layout" svg:x1="14.61cm" svg:y1="19.229cm" svg:x2="14.61cm" svg:y2="20.071cm">
          <text:p/>
        </draw:line>
        <draw:custom-shape draw:style-name="gr28" draw:text-style-name="P7" draw:layer="layout" svg:width="0.842cm" svg:height="1.009cm" draw:transform="rotate (-3.14159265358979) translate (15.031cm 20.9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2" draw:layer="layout" svg:width="1.347cm" svg:height="1.619cm" svg:x="14.946cm" svg:y="19.125cm">
          <draw:text-box>
            <text:p><text:span text:style-name="T8">0</text:span></text:p>
          </draw:text-box>
        </draw:frame>
        <draw:frame draw:style-name="gr30" draw:text-style-name="P12" draw:layer="layout" svg:width="1.348cm" svg:height="1.685cm" svg:x="24.375cm" svg:y="9.801cm">
          <draw:text-box>
            <text:p><text:span text:style-name="T8">1</text:span></text:p>
          </draw:text-box>
        </draw:frame>
        <draw:frame draw:style-name="gr31" draw:text-style-name="P12" draw:layer="layout" svg:width="2.02cm" svg:height="1.853cm" svg:x="24.08cm" svg:y="0.9cm">
          <draw:text-box>
            <text:p><text:span text:style-name="T8">2</text:span></text:p>
          </draw:text-box>
        </draw:frame>
        <draw:frame draw:style-name="gr32" draw:text-style-name="P12" draw:layer="layout" svg:width="2.356cm" svg:height="1.682cm" svg:x="14.044cm" svg:y="1.1cm">
          <draw:text-box>
            <text:p><text:span text:style-name="T8">3</text:span></text:p>
          </draw:text-box>
        </draw:frame>
        <draw:frame draw:style-name="gr33" draw:text-style-name="P12" draw:layer="layout" svg:width="1.85cm" svg:height="1.62cm" svg:x="3.1cm" svg:y="1.2cm">
          <draw:text-box>
            <text:p><text:span text:style-name="T8">4</text:span></text:p>
          </draw:text-box>
        </draw:frame>
        <draw:frame draw:style-name="gr29" draw:text-style-name="P12" draw:layer="layout" svg:width="2.018cm" svg:height="1.619cm" svg:x="2.7cm" svg:y="9.981cm">
          <draw:text-box>
            <text:p><text:span text:style-name="T8">5</text:span></text:p>
          </draw:text-box>
        </draw:frame>
        <draw:frame draw:style-name="gr29" draw:text-style-name="P12" draw:layer="layout" svg:width="1.516cm" svg:height="1.619cm" svg:x="13.484cm" svg:y="9.2cm">
          <draw:text-box>
            <text:p><text:span text:style-name="T8">6</text:span></text:p>
          </draw:text-box>
        </draw:frame>
        <draw:frame draw:style-name="gr34" draw:text-style-name="P12" draw:layer="layout" svg:width="1.517cm" svg:height="1.852cm" svg:x="2.824cm" svg:y="19.229cm">
          <draw:text-box>
            <text:p><text:span text:style-name="T8">7</text:span></text:p>
          </draw:text-box>
        </draw:frame>
        <draw:custom-shape draw:style-name="gr35" draw:text-style-name="P2" draw:layer="layout" svg:width="2.189cm" svg:height="2.188cm" svg:x="3.16cm" svg:y="11.48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84cm" svg:height="0.534cm" svg:x="4.003cm" svg:y="14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2" draw:layer="layout" svg:width="1.683cm" svg:height="2.021cm" svg:x="2.7cm" svg:y="13.979cm">
          <draw:text-box>
            <text:p><text:span text:style-name="T8">8</text:span></text:p>
          </draw:text-box>
        </draw:frame>
        <draw:frame draw:style-name="gr37" draw:text-style-name="P8" draw:layer="layout" svg:width="2.189cm" svg:height="2.188cm" svg:x="1.7cm" svg:y="12.1cm">
          <draw:text-box>
            <text:p>0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1:15:15.315379379</meta:creation-date>
    <dc:date>2021-03-22T10:46:32.918715557</dc:date>
    <meta:editing-duration>PT15M59S</meta:editing-duration>
    <meta:editing-cycles>4</meta:editing-cycles>
    <meta:generator>LibreOffice/6.4.6.2$Linux_X86_64 LibreOffice_project/40$Build-2</meta:generator>
    <meta:document-statistic meta:object-count="65"/>
  </office:meta>
</office:document-meta>
</file>